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1934b" officeooo:paragraph-rsid="0011934b" fo:background-color="transparent"/>
    </style:style>
    <style:style style:name="P2" style:family="paragraph" style:parent-style-name="Standard">
      <style:text-properties fo:color="#000000" officeooo:rsid="0013606b" officeooo:paragraph-rsid="0013606b" fo:background-color="transparent"/>
    </style:style>
    <style:style style:name="P3" style:family="paragraph" style:parent-style-name="Standard">
      <style:text-properties officeooo:rsid="0011934b" officeooo:paragraph-rsid="0011934b" fo:background-color="transparent"/>
    </style:style>
    <style:style style:name="P4" style:family="paragraph" style:parent-style-name="Standard">
      <style:text-properties officeooo:rsid="0013606b" officeooo:paragraph-rsid="0013606b" fo:background-color="transparent"/>
    </style:style>
    <style:style style:name="P5" style:family="paragraph" style:parent-style-name="Standard">
      <style:text-properties fo:font-size="13pt" officeooo:rsid="0013606b" officeooo:paragraph-rsid="0013606b" fo:background-color="transparent" style:font-size-asian="13pt" style:font-size-complex="13pt"/>
    </style:style>
    <style:style style:name="P6" style:family="paragraph" style:parent-style-name="Standard">
      <style:text-properties fo:font-size="13pt" officeooo:rsid="0011934b" officeooo:paragraph-rsid="0011934b" fo:background-color="transparent" style:font-size-asian="13pt" style:font-size-complex="13pt"/>
    </style:style>
    <style:style style:name="P7" style:family="paragraph" style:parent-style-name="Standard">
      <style:text-properties officeooo:rsid="0013606b" officeooo:paragraph-rsid="0013606b" fo:background-color="transparent"/>
    </style:style>
    <style:style style:name="T1" style:family="text">
      <style:text-properties fo:color="#000000"/>
    </style:style>
    <style:style style:name="T2" style:family="text">
      <style:text-properties officeooo:rsid="0013606b"/>
    </style:style>
    <style:style style:name="T3" style:family="text">
      <style:text-properties officeooo:rsid="00164a6b"/>
    </style:style>
    <style:style style:name="T4" style:family="text">
      <style:text-properties officeooo:rsid="00180365"/>
    </style:style>
    <style:style style:name="T5" style:family="text">
      <style:text-properties officeooo:rsid="0018bdf3"/>
    </style:style>
    <style:style style:name="T6" style:family="text">
      <style:text-properties officeooo:rsid="001970f3"/>
    </style:style>
    <style:style style:name="T7" style:family="text">
      <style:text-properties officeooo:rsid="001986b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orax</text:p>
      <text:p text:style-name="P1">#1. Materials: 4 oz of glue, 1 tablespoon of borax, 1 teaspoon of water, 2 bowls, and a spoon.</text:p>
      <text:p text:style-name="P1">#2. Put all 4 oz of glue into 1 of the bowls.</text:p>
      <text:p text:style-name="P1">#3. Pour the borax and water into the other bowl and mix.</text:p>
      <text:p text:style-name="P1">#4. Put a half a teaspoon of the borax and water mixture in the glue. Mix.</text:p>
      <text:p text:style-name="P1">#5. Repeat step 4 until there is no more borax and water.</text:p>
      <text:p text:style-name="P3"><text:span text:style-name="T1">#6. Knead the slime with your hands until formed</text:span>.</text:p>
      <text:p text:style-name="P3"/>
      <text:p text:style-name="P5">Corn Starch</text:p>
      <text:p text:style-name="P6">#1. Materials: <text:span text:style-name="T4">¼ cup scoop of glue</text:span>, <text:span text:style-name="T4">¾ cup scoop of cornstarch</text:span>, <text:span text:style-name="T6">1</text:span> bowl, and a spoon.</text:p>
      <text:p text:style-name="P6">#2. P<text:span text:style-name="T5">our the ¼ cup</text:span> of glue into <text:span text:style-name="T6">the</text:span> bowl.</text:p>
      <text:p text:style-name="P6">#3. <text:span text:style-name="T7">Then add a small amount of cornstarch. Stir</text:span></text:p>
      <text:p text:style-name="P6">#4. <text:span text:style-name="T7">Repeat step 3 until there is no more cornstarch.</text:span></text:p>
      <text:p text:style-name="P6">#5. <text:span text:style-name="T3">Knead the slime with your hands until formed.</text:span></text:p>
      <text:p text:style-name="P4"/>
      <text:p text:style-name="P4">Project</text:p>
      <text:p text:style-name="P3">#1. <text:span text:style-name="T2">Materials: Your 2 slimes from earlier, ruler.</text:span></text:p>
      <text:p text:style-name="P4">#2. Stretch 1 slime until it is 3 inches.</text:p>
      <text:p text:style-name="P4">#3. Then 3 ½, 4, 4 ½ so on. When the slime breaks, the number before that is the length. Ex: Breaks:5 ½ inches, Length: 5 inches.</text:p>
      <text:p text:style-name="P4">#4. Repeat steps 2-3 with the other slime.</text:p>
      <text:p text:style-name="P4">#5. The slime with the longest length wins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0:00:17.278724541</meta:creation-date>
    <dc:date>2018-11-24T18:01:32.822960985</dc:date>
    <meta:editing-duration>PT2H25M44S</meta:editing-duration>
    <meta:editing-cycles>4</meta:editing-cycles>
    <meta:generator>LibreOffice/5.2.7.2$Linux_ARM_EABI LibreOffice_project/20m0$Build-2</meta:generator>
    <meta:document-statistic meta:table-count="0" meta:image-count="0" meta:object-count="0" meta:page-count="1" meta:paragraph-count="19" meta:word-count="200" meta:character-count="975" meta:non-whitespace-character-count="795"/>
  </office:meta>
</office:document-meta>
</file>